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Arial Rounded MT Bold" svg:font-family="'Arial Rounded MT Bold'" style:font-family-generic="roman"/>
    <style:font-face style:name="Liberation Serif1" svg:font-family="'Liberation Serif'" style:font-family-generic="roman"/>
    <style:font-face style:name="Microsoft Sans Serif" svg:font-family="'Microsoft Sans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353cm" style:contextual-spacing="false" fo:line-height="115%"/>
    </style:style>
    <style:style style:name="P2" style:family="paragraph" style:parent-style-name="Standard">
      <style:paragraph-properties fo:margin-top="0cm" fo:margin-bottom="0.353cm" style:contextual-spacing="false" fo:line-height="115%" fo:text-align="center" style:justify-single-word="false"/>
    </style:style>
    <style:style style:name="P3" style:family="paragraph" style:parent-style-name="Standard">
      <style:paragraph-properties fo:margin-top="0cm" fo:margin-bottom="0.353cm" style:contextual-spacing="false" fo:line-height="115%"/>
      <style:text-properties style:font-name="Microsoft Sans Serif" fo:font-size="11pt" fo:language="en" fo:country="none" style:font-size-asian="11pt"/>
    </style:style>
    <style:style style:name="P4" style:family="paragraph" style:parent-style-name="Standard">
      <style:paragraph-properties fo:margin-top="0cm" fo:margin-bottom="0.353cm" style:contextual-spacing="false" fo:line-height="115%" fo:text-align="center" style:justify-single-word="false"/>
      <style:text-properties style:font-name="Microsoft Sans Serif" fo:font-size="11pt" fo:language="en" fo:country="none" style:font-size-asian="11pt"/>
    </style:style>
    <style:style style:name="P5" style:family="paragraph" style:parent-style-name="Standard">
      <style:paragraph-properties fo:margin-top="0cm" fo:margin-bottom="0.353cm" style:contextual-spacing="false" fo:line-height="115%" fo:text-align="center" style:justify-single-word="false"/>
      <style:text-properties style:font-name="Arial Rounded MT Bold" fo:font-size="18pt" fo:language="en" fo:country="none" style:font-size-asian="18pt"/>
    </style:style>
    <style:style style:name="P6" style:family="paragraph" style:parent-style-name="Standard" style:master-page-name="Standard">
      <style:paragraph-properties fo:margin-top="0cm" fo:margin-bottom="0.353cm" style:contextual-spacing="false" fo:line-height="115%" fo:text-align="center" style:justify-single-word="false" style:page-number="auto"/>
    </style:style>
    <style:style style:name="P7" style:family="paragraph" style:parent-style-name="Standard" style:list-style-name="WWNum1">
      <style:paragraph-properties fo:margin-left="1.27cm" fo:margin-right="0cm" fo:margin-top="0cm" fo:margin-bottom="0.353cm" style:contextual-spacing="false" fo:line-height="115%" fo:text-indent="-0.635cm" style:auto-text-indent="false">
        <style:tab-stops/>
      </style:paragraph-properties>
    </style:style>
    <style:style style:name="P8" style:family="paragraph" style:parent-style-name="Standard" style:list-style-name="WWNum1">
      <style:paragraph-properties fo:margin-left="1.27cm" fo:margin-right="0cm" fo:margin-top="0cm" fo:margin-bottom="0.353cm" style:contextual-spacing="false" fo:line-height="115%" fo:text-indent="-0.635cm" style:auto-text-indent="false">
        <style:tab-stops/>
      </style:paragraph-properties>
      <style:text-properties officeooo:rsid="000f2bc2" officeooo:paragraph-rsid="000f2bc2"/>
    </style:style>
    <style:style style:name="T1" style:family="text">
      <style:text-properties style:font-name="Arial Rounded MT Bold" fo:font-size="36pt" fo:language="en" fo:country="none" style:font-size-asian="36pt"/>
    </style:style>
    <style:style style:name="T2" style:family="text">
      <style:text-properties style:font-name="Arial Rounded MT Bold" fo:font-size="11pt" fo:language="en" fo:country="none" style:font-size-asian="11pt"/>
    </style:style>
    <style:style style:name="T3" style:family="text">
      <style:text-properties fo:language="en" fo:country="none"/>
    </style:style>
    <style:style style:name="T4" style:family="text">
      <style:text-properties style:font-name="Microsoft Sans Serif" fo:font-size="11pt" fo:language="en" fo:country="none" style:font-size-asian="11pt"/>
    </style:style>
    <style:style style:name="T5" style:family="text">
      <style:text-properties style:font-name="Microsoft Sans Serif" fo:font-size="11pt" fo:language="en" fo:country="none" officeooo:rsid="0007d1b6" style:font-size-asian="11pt"/>
    </style:style>
    <style:style style:name="T6" style:family="text">
      <style:text-properties style:font-name="Microsoft Sans Serif" fo:font-size="11pt" fo:language="en" fo:country="none" officeooo:rsid="0007f0bc" style:font-size-asian="11pt"/>
    </style:style>
    <style:style style:name="T7" style:family="text">
      <style:text-properties style:font-name="Microsoft Sans Serif" fo:font-size="11pt" fo:language="en" fo:country="none" officeooo:rsid="00090ade" style:font-size-asian="11pt"/>
    </style:style>
    <style:style style:name="T8" style:family="text">
      <style:text-properties style:font-name="Microsoft Sans Serif" fo:font-size="11pt" fo:language="en" fo:country="none" officeooo:rsid="00099a3a" style:font-size-asian="11pt"/>
    </style:style>
    <style:style style:name="T9" style:family="text">
      <style:text-properties style:font-name="Microsoft Sans Serif" fo:font-size="11pt" fo:language="en" fo:country="none" officeooo:rsid="000b8ac7" style:font-size-asian="11pt"/>
    </style:style>
    <style:style style:name="T10" style:family="text">
      <style:text-properties style:font-name="Microsoft Sans Serif" fo:font-size="11pt" fo:language="en" fo:country="none" officeooo:rsid="000d1a94" style:font-size-asian="11pt"/>
    </style:style>
    <style:style style:name="T11" style:family="text">
      <style:text-properties style:font-name="Microsoft Sans Serif" fo:font-size="11pt" fo:language="en" fo:country="none" officeooo:rsid="000f5961" style:font-size-asian="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The Road Safety Alarm System and Track Predictor</text:span></text:p>
      <text:p text:style-name="P3"/>
      <text:p text:style-name="P1"><text:span text:style-name="T4">Aditya Prakash <text:s text:c="8"/>Anjul Kumar Tyagi <text:s text:c="8"/>Yash Choubey <text:s text:c="8"/>Manu Sharma</text:span></text:p>
      <text:p text:style-name="P1"><text:span text:style-name="T4">201351010<text:tab/><text:tab/> <text:s/>201352029<text:tab/><text:tab/> <text:s text:c="7"/>201351006 <text:s text:c="12"/>201351021</text:span></text:p>
      <text:p text:style-name="P4"/>
      <text:p text:style-name="P4"/>
      <text:p text:style-name="P1"><text:span text:style-name="T2">Abstract</text:span></text:p>
      <text:p text:style-name="P1"><text:span text:style-name="T4">This project is about predicting and warning the user about </text:span><text:span text:style-name="T5">any</text:span><text:span text:style-name="T4"> accident prone situations beforehand while driving. Th</text:span><text:span text:style-name="T6">e</text:span><text:span text:style-name="T4"> accident prone situations include the upcoming speed-breakers and pot-holes etc in the direction the user is driving. It also predicts the upcoming topology of the road in the direction in which the user is driving. We are developing an android application for this. This report contains preliminary findings about the sensor readings from the mobile which can help the user while driving and what are the traffic and road parameters that can be manipulated <text:s/>using the mobile sensors.</text:span></text:p>
      <text:p text:style-name="P1"><text:span text:style-name="T2">Introduction</text:span></text:p>
      <text:p text:style-name="P1"><text:span text:style-name="T4">Android has various sensors that can help us depict the nature of the road and store th</text:span><text:span text:style-name="T7">e</text:span><text:span text:style-name="T4"> data on a server. When the user switches on his GPS, we can get his location and use the data from the server to predict the nature of the road on which the user is moving. <text:s/>Also there are various parameters of the road like the speed-breakers, the pot-holes which can be derived from the accelerometer data recorded from the driver's mobile[1]. Other parameters include the terrain of the road. Suppose if the </text:span><text:span text:style-name="T8">sensors are</text:span><text:span text:style-name="T4"> showing constant vibration </text:span><text:span text:style-name="T9">of</text:span><text:span text:style-name="T4"> the device, then we can say that the road terrain is bumpy and the road isn't smooth. </text:span></text:p>
      <text:p text:style-name="P1"/>
      <text:p text:style-name="P1"><text:soft-page-break/></text:p>
      <text:p text:style-name="P1"><text:span text:style-name="T2">Parameters which can be determined using mobile sensors</text:span></text:p>
      <text:list xml:id="list945269817606022322" text:style-name="WWNum1">
        <text:list-item>
          <text:p text:style-name="P7"><text:span text:style-name="T4">Rough terrain</text:span></text:p>
        </text:list-item>
        <text:list-item>
          <text:p text:style-name="P7"><text:span text:style-name="T4">Detect the speed-breakers and potholes</text:span></text:p>
        </text:list-item>
        <text:list-item>
          <text:p text:style-name="P7"><text:span text:style-name="T4">Differentiate between the different types of speed-breakers</text:span></text:p>
        </text:list-item>
        <text:list-item>
          <text:p text:style-name="P7"><text:span text:style-name="T4">Sharp Turn on a straight r</text:span><text:span text:style-name="T10">oa</text:span><text:span text:style-name="T4">d by the vehile indicating a barrier on the road like a mountain slide on hilly areas or a public gathering.</text:span></text:p>
        </text:list-item>
      </text:list>
      <text:p text:style-name="P1"/>
      <text:p text:style-name="P1"><text:span text:style-name="T2">Sensors to be used in the application</text:span></text:p>
      <text:list xml:id="list115010095354838" text:continue-numbering="true" text:style-name="WWNum1">
        <text:list-item>
          <text:p text:style-name="P7"><text:span text:style-name="T4">Accelerometer : To determine the speed-breakers, pot-holes and rough-terrain.</text:span></text:p>
        </text:list-item>
        <text:list-item>
          <text:p text:style-name="P7"><text:span text:style-name="T4">Rotation-vector : To determine a sharp turn by the vehicle.</text:span></text:p>
        </text:list-item>
        <text:list-item>
          <text:p text:style-name="P8"><text:span text:style-name="T4">Other sensors like gravity, gyroscope, linear_acceleration, orientation, </text:span><text:span text:style-name="T11">magnetometer etc to give more readings if required.</text:span></text:p>
        </text:list-item>
      </text:list>
      <text:p text:style-name="P3"/>
      <text:p text:style-name="P1"><text:span text:style-name="T2">Conclusion</text:span></text:p>
      <text:p text:style-name="P1"><text:span text:style-name="T4"><text:s/>Using these paramteters and sensors, we can deterime and warn the driver about speed-breakers, pot-holes, some barrier on the road or an upcoming bumopy road. These are only the preliminary findings.</text:span></text:p>
      <text:p text:style-name="P1"><text:span text:style-name="T2">Future Work</text:span></text:p>
      <text:p text:style-name="P1"><text:span text:style-name="T4"><text:s/>We will determine how this system will work and build an android application using server-client model to predict the parameters. We have to learn how we can manipulate the data from the sensors to actually know where the speed-breakers or pot-holes lie and the same for other parameters too.</text:span></text:p>
      <text:p text:style-name="P1"><text:span text:style-name="T2">References</text:span></text:p>
      <text:p text:style-name="P1"><text:span text:style-name="T4">[1] <text:s/>Speed Breaker early warning system by Mohit Jain and Soshant Bali.</text:span><text:span text:style-name="T2"> </text:span></text:p>
      <text:p text:style-name="P4"/>
      <text:p text:style-name="P3"/>
      <text:p text:style-name="P4"><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adornments="Regular" style:font-pitch="variable" style:font-charset="x-symbol"/>
    <style:font-face style:name="Arial Rounded MT Bold" svg:font-family="'Arial Rounded MT Bold'" style:font-family-generic="roman"/>
    <style:font-face style:name="Liberation Serif1" svg:font-family="'Liberation Serif'" style:font-family-generic="roman"/>
    <style:font-face style:name="Microsoft Sans Serif" svg:font-family="'Microsoft Sans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Label_20_1" style:display-name="ListLabel 1" style:family="text">
      <style:text-properties style:font-name="Liberation Serif1" fo:font-family="'Liberation Serif'" style:font-family-generic="roman"/>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pre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5-15T11:50:08.429889848</dc:date>
    <meta:generator>LibreOffice/4.2.8.2$Linux_x86 LibreOffice_project/420m0$Build-2</meta:generator>
    <meta:editing-duration>PT5M39S</meta:editing-duration>
    <meta:editing-cycles>14</meta:editing-cycles>
    <meta:document-statistic meta:table-count="0" meta:image-count="0" meta:object-count="0" meta:page-count="3" meta:paragraph-count="22" meta:word-count="424" meta:character-count="2645" meta:non-whitespace-character-count="2195"/>
  </office:meta>
</office:document-meta>
</file>